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277a" officeooo:paragraph-rsid="0013277a"/>
    </style:style>
    <style:style style:name="P2" style:family="paragraph" style:parent-style-name="Standard">
      <style:text-properties officeooo:rsid="0013bff1" officeooo:paragraph-rsid="0013bff1"/>
    </style:style>
    <style:style style:name="P3" style:family="paragraph" style:parent-style-name="Standard">
      <style:text-properties officeooo:rsid="0013ca51" officeooo:paragraph-rsid="0013ca51"/>
    </style:style>
    <style:style style:name="P4" style:family="paragraph" style:parent-style-name="Standard">
      <style:text-properties officeooo:rsid="00142c2d" officeooo:paragraph-rsid="00142c2d"/>
    </style:style>
    <style:style style:name="P5" style:family="paragraph" style:parent-style-name="Standard">
      <style:text-properties officeooo:rsid="00157d6b" officeooo:paragraph-rsid="00157d6b"/>
    </style:style>
    <style:style style:name="P6" style:family="paragraph" style:parent-style-name="Standard">
      <style:text-properties officeooo:rsid="00157d6b" officeooo:paragraph-rsid="0016be14"/>
    </style:style>
    <style:style style:name="T1" style:family="text">
      <style:text-properties officeooo:rsid="0013bff1"/>
    </style:style>
    <style:style style:name="T2" style:family="text">
      <style:text-properties officeooo:rsid="00142c2d"/>
    </style:style>
    <style:style style:name="T3" style:family="text">
      <style:text-properties officeooo:rsid="0016be14"/>
    </style:style>
    <style:style style:name="T4" style:family="text">
      <style:text-properties officeooo:rsid="0018b9df"/>
    </style:style>
    <style:style style:name="T5" style:family="text">
      <style:text-properties officeooo:rsid="001916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fzählung d<text:span text:style-name="T4">er</text:span> mögliche<text:span text:style-name="T4">n</text:span> Abfragen des Nutzers:</text:p>
      <text:p text:style-name="P1"/>
      <text:p text:style-name="P1">1- Anzahl der Ankünfte, Übernachtungen, Touristen in einem Bundesland, Landkreis, Gemeinde <text:span text:style-name="T2">in bestimmten Monat/Jahr</text:span>.</text:p>
      <text:p text:style-name="P1"/>
      <text:p text:style-name="P4">2- Gesamte Anzahl von Ankünften, Touristen und Übernachtungen für bestimmtes Bundesland, Landkreis oder Gemeinde.</text:p>
      <text:p text:style-name="P1"/>
      <text:p text:style-name="P1"><text:span text:style-name="T2">3</text:span>- Welches Bundesland, Landkreis, Gemeinde die meisten Ankünfte und Übernachtungen hat <text:span text:style-name="T2">in bestimmten Zeitraum</text:span>.</text:p>
      <text:p text:style-name="P1"/>
      <text:p text:style-name="P1"><text:span text:style-name="T2">4</text:span>- <text:span text:style-name="T1">Durchschnitt von Übernachtungen und Ankünfte für bestimmtes Bundesland, Landkreis, Gemeinde für bestimmtes Zeitraum.</text:span></text:p>
      <text:p text:style-name="P1"/>
      <text:p text:style-name="P2"><text:span text:style-name="T2">5</text:span>- T<text:span text:style-name="T2">OP </text:span>Anzahl von Ankünfte<text:span text:style-name="T2">n</text:span>, Übernachtungen und Touristen in einem Bundesland, Landkreis, Gemeinde.</text:p>
      <text:p text:style-name="P2"/>
      <text:p text:style-name="P3"><text:span text:style-name="T2">6</text:span>- Anzahl der Ankünfte und Übernachtungen in <text:span text:style-name="T2">einem </text:span>bestimmte<text:span text:style-name="T5">n</text:span> Jahre oder mehrere<text:span text:style-name="T5">n</text:span> Jahren für bestimmtes Bundesland.</text:p>
      <text:p text:style-name="P3"/>
      <text:p text:style-name="P5">7- Die niedrigste Anzahl der Übernachtungen und Ankünfte in einem Bundesland, Landkreis oder Gemeinde.</text:p>
      <text:p text:style-name="P5"/>
      <text:p text:style-name="P6">8- Die Top 3 Landkreise oder Gemeinden <text:span text:style-name="T3">in bestimmten Bundesländern, </text:span>die die <text:span text:style-name="T3">meisten Übernachtungen und Ankünfte hab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09:23:36.773000000</meta:creation-date>
    <dc:date>2018-11-30T12:06:27.372000000</dc:date>
    <meta:editing-duration>PT21M2S</meta:editing-duration>
    <meta:editing-cycles>1</meta:editing-cycles>
    <meta:document-statistic meta:table-count="0" meta:image-count="0" meta:object-count="0" meta:page-count="1" meta:paragraph-count="9" meta:word-count="122" meta:character-count="938" meta:non-whitespace-character-count="825"/>
    <meta:generator>LibreOffice/5.2.0.4$Windows_x86 LibreOffice_project/066b007f5ebcc236395c7d282ba488bca6720265</meta:generator>
  </office:meta>
</office:document-meta>
</file>